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0.857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14"/>
        <table:table-column table:style-name="co7" table:default-cell-style-name="ce7"/>
        <table:table-column table:style-name="co8" table:default-cell-style-name="ce4"/>
        <table:table-column table:style-name="co9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20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20" office:value-type="string" calcext:value-type="string">
            <text:p>2022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1/25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3"/>
          <table:table-cell table:formula="of:=SUM([.D4:.F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5:.F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6:.F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7:.F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1:.F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2:.F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number-columns-repeated="3"/>
          <table:table-cell table:formula="of:=SUM([.D13:.F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number-columns-repeated="3"/>
          <table:table-cell table:formula="of:=SUM([.D14:.F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15:.F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18:.F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19:.F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D20:.F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21:.F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D24:.F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5:.F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6:.F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7:.F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28:.F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D31:.F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2:.F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3:.F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4:.F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5:.F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6:.F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37:.F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0:.F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1:.F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2:.F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5"/>
          <table:table-cell/>
          <table:table-cell table:formula="of:=SUM([.D46:.F4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7:.F47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4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50])" office:value-type="float" office:value="10" calcext:value-type="float">
            <text:p>10</text:p>
          </table:table-cell>
          <table:table-cell table:formula="of:=SUM([.E4:.E50])" office:value-type="float" office:value="10" calcext:value-type="float">
            <text:p>10</text:p>
          </table:table-cell>
          <table:table-cell table:formula="of:=SUM([.F4:.F50])" office:value-type="float" office:value="10" calcext:value-type="float">
            <text:p>10</text:p>
          </table:table-cell>
          <table:table-cell table:formula="of:=SUM([.G4:.G50])" office:value-type="float" office:value="10" calcext:value-type="float">
            <text:p>10</text:p>
          </table:table-cell>
          <table:table-cell table:style-name="ce9"/>
          <table:table-cell table:formula="of:=SUM([.I4:.I50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00/00/00</text:date>, <text:time style:data-style-name="N2" text:time-value="10:57:58.2763812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4T11:07:40.286570080</dc:date>
    <meta:editing-duration>PT2H17M44S</meta:editing-duration>
    <meta:editing-cycles>23</meta:editing-cycles>
    <meta:generator>LibreOffice/6.4.7.2$Linux_X86_64 LibreOffice_project/40$Build-2</meta:generator>
    <meta:document-statistic meta:table-count="1" meta:cell-count="242" meta:object-count="0"/>
  </office:meta>
</office:document-meta>
</file>